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Courier New" svg:font-family="'Courier New'"/>
    <style:font-face style:name="Economica" svg:font-family="Economica"/>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Economica" fo:font-size="21pt" fo:letter-spacing="normal" fo:font-style="normal" style:text-underline-style="none" fo:font-weight="normal" style:font-name-asian="Economica" style:font-size-asian="21pt" style:font-style-asian="normal" style:font-weight-asian="normal" style:font-name-complex="Economica" style:font-size-complex="2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variant="normal" fo:text-transform="none" fo:color="#383a42"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Courier New"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presentation:style-name="pr1" draw:text-style-name="P2" draw:layer="layout" svg:width="8.484cm" svg:height="4.269cm" svg:x="8.458cm" svg:y="4.012cm" presentation:class="title" presentation:user-transformed="true">
          <draw:text-box>
            <text:p text:style-name="P1"><text:span text:style-name="T1">ELL405 Assignment 1</text:span></text:p>
          </draw:text-box>
        </draw:frame>
        <draw:frame draw:name="Google Shape;63;p13" presentation:style-name="pr2" draw:text-style-name="P3" draw:layer="layout" svg:width="8.484cm" svg:height="1.947cm" svg:x="8.458cm" svg:y="8.657cm" presentation:class="subtitle" presentation:user-transformed="true">
          <draw:text-box>
            <text:p text:style-name="P1"><text:span text:style-name="T2">2018EE30610</text:span></text:p>
            <text:p text:style-name="P1"><text:span text:style-name="T2">2018EE10446</text:span></text:p>
          </draw:text-box>
        </draw:frame>
        <presentation:notes draw:style-name="dp2">
          <draw:page-thumbnail draw:name="Google Shape;59;p:notes" draw:style-name="gr1" draw:layer="layout" svg:width="16.933cm" svg:height="9.524cm" svg:x="1.059cm" svg:y="1.905cm" draw:page-number="1" presentation:class="page"/>
          <draw:frame draw:name="Google Shape;60;p:notes" presentation:style-name="pr3" draw:text-style-name="P4" draw:layer="layout" svg:width="15.239cm" svg:height="11.429cm" svg:x="1.905cm" svg:y="12.065cm" presentation:class="notes" presentation:placeholder="true" presentation:user-transformed="true">
            <draw:text-box/>
          </draw:frame>
        </presentation:notes>
      </draw:page>
      <draw:page draw:name="sys_toggle and sys_print_count" draw:style-name="dp1" draw:master-page-name="TITLE_5f_AND_5f_BODY" presentation:presentation-page-layout-name="AL2T1">
        <draw:frame draw:name="Google Shape;68;p14" presentation:style-name="pr4" draw:text-style-name="P2" draw:layer="layout" svg:width="23.667cm" svg:height="2.308cm" svg:x="0.866cm" svg:y="0.878cm" presentation:class="title" presentation:user-transformed="true">
          <draw:text-box>
            <text:p text:style-name="P5"><text:span text:style-name="T1">sys_toggle and sys_print_count</text:span></text:p>
          </draw:text-box>
        </draw:frame>
        <draw:frame draw:name="Google Shape;69;p14" presentation:style-name="pr5" draw:text-style-name="P9" draw:layer="layout" svg:width="23.667cm" svg:height="9.316cm" svg:x="0.866cm" svg:y="3.403cm" presentation:class="outline" presentation:user-transformed="true">
          <draw:text-box>
            <text:list text:style-name="L3">
              <text:list-item>
                <text:p text:style-name="P6"><text:span text:style-name="T3">Toggle State - we define the following global variable to maintain the current state of toggle in syscall and toggle this variable via a system call which flips it everytime it is called.</text:span></text:p>
              </text:list-item>
            </text:list>
            <text:p text:style-name="P7"><text:span text:style-name="T3"/></text:p>
            <text:list text:continue-numbering="true" text:style-name="L3">
              <text:list-item>
                <text:p text:style-name="P8"><text:span text:style-name="T3">We used two arrays to maintain names and count of system calls called and updated this count from the sys_call() operation itself.When print_count is called the system just reads this array and prints out the desired output sorting it using a quick sort. </text:span></text:p>
              </text:list-item>
            </text:list>
          </draw:text-box>
        </draw:frame>
        <presentation:notes draw:style-name="dp2">
          <draw:page-thumbnail draw:name="Google Shape;65;gca528c67ea_0_170:notes" draw:style-name="gr1" draw:layer="layout" svg:width="16.932cm" svg:height="9.524cm" svg:x="1.059cm" svg:y="1.905cm" draw:page-number="2" presentation:class="page"/>
          <draw:frame draw:name="Google Shape;66;gca528c67ea_0_170:notes" presentation:style-name="pr6" draw:text-style-name="P4" draw:layer="layout" svg:width="15.239cm" svg:height="11.429cm" svg:x="1.905cm" svg:y="12.065cm" presentation:class="notes" presentation:placeholder="true" presentation:user-transformed="true">
            <draw:text-box/>
          </draw:frame>
        </presentation:notes>
      </draw:page>
      <draw:page draw:name="sys_ps" draw:style-name="dp1" draw:master-page-name="TITLE_5f_AND_5f_BODY" presentation:presentation-page-layout-name="AL2T1">
        <draw:frame draw:name="Google Shape;74;p15" presentation:style-name="pr4" draw:text-style-name="P2" draw:layer="layout" svg:width="23.667cm" svg:height="2.308cm" svg:x="0.866cm" svg:y="0.878cm" presentation:class="title" presentation:user-transformed="true">
          <draw:text-box>
            <text:p text:style-name="P5"><text:span text:style-name="T1">sys_ps</text:span></text:p>
          </draw:text-box>
        </draw:frame>
        <draw:frame draw:name="Google Shape;75;p15" presentation:style-name="pr5" draw:text-style-name="P9" draw:layer="layout" svg:width="23.667cm" svg:height="9.316cm" svg:x="0.866cm" svg:y="3.403cm" presentation:class="outline" presentation:user-transformed="true">
          <draw:text-box>
            <text:p text:style-name="P10"><text:span text:style-name="T3">implemented </text:span><text:span text:style-name="T4">process_analyzer()</text:span><text:span text:style-name="T3"> function to perform sys_ps in proc.c and called it from sysproc.c. it acquires the lock for ptable to avoid any parallelism hazards and accesses all the processes from it to be printed in output.</text:span></text:p>
            <text:p text:style-name="P11"><text:span text:style-name="T5"/></text:p>
          </draw:text-box>
        </draw:frame>
        <presentation:notes draw:style-name="dp2">
          <draw:page-thumbnail draw:name="Google Shape;71;gcac1a79f03_0_5:notes" draw:style-name="gr1" draw:layer="layout" svg:width="16.932cm" svg:height="9.524cm" svg:x="1.059cm" svg:y="1.905cm" draw:page-number="3" presentation:class="page"/>
          <draw:frame draw:name="Google Shape;72;gcac1a79f03_0_5:notes" presentation:style-name="pr7" draw:text-style-name="P4" draw:layer="layout" svg:width="15.239cm" svg:height="11.429cm" svg:x="1.905cm" svg:y="12.065cm" presentation:class="notes" presentation:placeholder="true" presentation:user-transformed="true">
            <draw:text-box/>
          </draw:frame>
        </presentation:notes>
      </draw:page>
      <draw:page draw:name="Inter-Process Communication" draw:style-name="dp1" draw:master-page-name="TITLE_5f_AND_5f_BODY" presentation:presentation-page-layout-name="AL2T1">
        <draw:frame draw:name="Google Shape;80;p16" presentation:style-name="pr4" draw:text-style-name="P2" draw:layer="layout" svg:width="23.667cm" svg:height="2.308cm" svg:x="0.866cm" svg:y="0.878cm" presentation:class="title" presentation:user-transformed="true">
          <draw:text-box>
            <text:p text:style-name="P5"><text:span text:style-name="T1">Inter-Process Communication</text:span></text:p>
          </draw:text-box>
        </draw:frame>
        <draw:frame draw:name="Google Shape;81;p16" presentation:style-name="pr5" draw:text-style-name="P9" draw:layer="layout" svg:width="23.667cm" svg:height="9.316cm" svg:x="0.866cm" svg:y="3.403cm" presentation:class="outline" presentation:user-transformed="true">
          <draw:text-box>
            <text:list text:style-name="L7">
              <text:list-item>
                <text:p text:style-name="P6"><text:span text:style-name="T5">Implemented 2 system calls </text:span><text:span text:style-name="T6">sys_send</text:span><text:span text:style-name="T5"> and </text:span><text:span text:style-name="T6">sys_recv</text:span></text:p>
              </text:list-item>
              <text:list-item>
                <text:p text:style-name="P6"><text:span text:style-name="T6">sys_send</text:span><text:span text:style-name="T5"> is used by the sender process to send a message to the receiver; is a non-blocking call.</text:span></text:p>
              </text:list-item>
            </text:list>
            <text:list text:style-name="L8">
              <text:list-item>
                <text:p text:style-name="P6"><text:span text:style-name="T6">sys_recv</text:span><text:span text:style-name="T5"> is used by the receiver process to receive any message intended for it. It is a blocking call, blocks until it receives one message.</text:span></text:p>
              </text:list-item>
            </text:list>
            <text:list text:style-name="L7">
              <text:list-item>
                <text:p text:style-name="P6"><text:span text:style-name="T5">This is implemented using the </text:span><text:span text:style-name="T7">‘shared memory’</text:span><text:span text:style-name="T5"> protocol; messages to be sent are put into a single bounded buffer shared by all processes.</text:span></text:p>
              </text:list-item>
              <text:list-item>
                <text:p text:style-name="P6"><text:span text:style-name="T5">Access to the bounded buffer is synchronized using the </text:span><text:span text:style-name="T6">spinlock </text:span><text:span text:style-name="T5">struct of xv6.</text:span></text:p>
              </text:list-item>
              <text:list-item>
                <text:p text:style-name="P6"><text:span text:style-name="T5">Receiver searches for its message by scanning the bounded buffer linearly until it finds the message with receiver pid set to its own pid.</text:span></text:p>
              </text:list-item>
            </text:list>
          </draw:text-box>
        </draw:frame>
        <presentation:notes draw:style-name="dp2">
          <draw:page-thumbnail draw:name="Google Shape;77;gcaad699578_3_0:notes" draw:style-name="gr1" draw:layer="layout" svg:width="16.932cm" svg:height="9.524cm" svg:x="1.059cm" svg:y="1.905cm" draw:page-number="4" presentation:class="page"/>
          <draw:frame draw:name="Google Shape;78;gcaad699578_3_0:notes" presentation:style-name="pr8" draw:text-style-name="P4" draw:layer="layout" svg:width="15.239cm" svg:height="11.429cm" svg:x="1.905cm" svg:y="12.065cm" presentation:class="notes" presentation:placeholder="true" presentation:user-transformed="true">
            <draw:text-box/>
          </draw:frame>
        </presentation:notes>
      </draw:page>
      <draw:page draw:name="Distributed Algorithm" draw:style-name="dp1" draw:master-page-name="TITLE_5f_AND_5f_BODY" presentation:presentation-page-layout-name="AL2T1">
        <draw:frame draw:name="Google Shape;86;p17" presentation:style-name="pr4" draw:text-style-name="P2" draw:layer="layout" svg:width="23.667cm" svg:height="2.308cm" svg:x="0.866cm" svg:y="0.878cm" presentation:class="title" presentation:user-transformed="true">
          <draw:text-box>
            <text:p text:style-name="P5"><text:span text:style-name="T1">Distributed Algorithm</text:span></text:p>
          </draw:text-box>
        </draw:frame>
        <draw:frame draw:name="Google Shape;87;p17" presentation:style-name="pr5" draw:text-style-name="P9" draw:layer="layout" svg:width="23.667cm" svg:height="9.316cm" svg:x="0.866cm" svg:y="3.403cm" presentation:class="outline" presentation:user-transformed="true">
          <draw:text-box>
            <text:list text:style-name="L7">
              <text:list-item>
                <text:p text:style-name="P6"><text:span text:style-name="T5">This sums up elements of an array of 1000 integers in a distributed manner.</text:span></text:p>
              </text:list-item>
              <text:list-item>
                <text:p text:style-name="P6"><text:span text:style-name="T5">Spawns 7 child processes, each of which computes a partial sum of a portion of the array, then sends the partial sum to the parent process using </text:span><text:span text:style-name="T6">sys_send</text:span><text:span text:style-name="T5">.</text:span></text:p>
              </text:list-item>
              <text:list-item>
                <text:p text:style-name="P6"><text:span text:style-name="T5">Parent process is the coordinator process, it collects the partial sums from the child processes using </text:span><text:span text:style-name="T6">sys_recv</text:span><text:span text:style-name="T5"> and sums them up to get the sum of all elements of the array.</text:span></text:p>
              </text:list-item>
              <text:list-item>
                <text:p text:style-name="P6"><text:span text:style-name="T5">Parent finally calls </text:span><text:span text:style-name="T6">wait()</text:span><text:span text:style-name="T5"> 7 times to ensure all child processes are terminated gracefully.</text:span></text:p>
              </text:list-item>
            </text:list>
          </draw:text-box>
        </draw:frame>
        <presentation:notes draw:style-name="dp2">
          <draw:page-thumbnail draw:name="Google Shape;83;gcaad699578_3_5:notes" draw:style-name="gr1" draw:layer="layout" svg:width="16.932cm" svg:height="9.524cm" svg:x="1.059cm" svg:y="1.905cm" draw:page-number="5" presentation:class="page"/>
          <draw:frame draw:name="Google Shape;84;gcaad699578_3_5:notes" presentation:style-name="pr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Courier New" svg:font-family="'Courier New'"/>
    <style:font-face style:name="Economica" svg:font-family="Economica"/>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cca677"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a67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cca677"/>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Economica" fo:font-size="10pt" fo:letter-spacing="normal" fo:font-style="normal" style:text-underline-style="none" fo:font-weight="normal" style:font-name-asian="Economica" style:font-size-asian="10pt" style:font-style-asian="normal" style:font-weight-asian="normal" style:font-name-complex="Economic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3.004cm" svg:height="3.124cm" svg:x="7.622cm" svg:y="2.102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17.778cm 12.199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frame draw:name="Google Shape;12;p2" presentation:style-name="TITLE-title" draw:layer="backgroundobjects" svg:width="8.484cm" svg:height="4.269cm" svg:x="8.458cm" svg:y="4.012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1;p4" draw:style-name="Mgr4"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2.308cm" svg:x="0.866cm" svg:y="0.878cm" presentation:class="title" presentation:placeholder="true" presentation:user-transformed="true">
        <draw:text-box/>
      </draw:frame>
      <draw:frame draw:name="Google Shape;23;p4" presentation:style-name="TITLE_5f_AND_5f_BODY-outline1" draw:layer="backgroundobjects" svg:width="23.667cm" svg:height="9.316cm" svg:x="0.866cm" svg:y="3.40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1"/>
    <meta:generator>LibreOfficeDev/6.0.5.2$Linux_X86_64 LibreOffice_project/</meta:generator>
  </office:meta>
</office:document-meta>
</file>